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Share" svg:font-family="Share" style:font-family-generic="system" style:font-pitch="variable" svg:panose-1="2 0 8 6 4 0 0 2 0 4"/>
    <style:font-face style:name="Bebas Kai" svg:font-family="Bebas Kai" style:font-family-generic="decorative" style:font-pitch="variable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style:font-name="Share" fo:font-weight="bold" style:font-weight-asian="bold" fo:font-size="72pt" style:font-size-asian="72pt" style:font-size-complex="72pt"/>
    </style:style>
    <style:style style:name="P2" style:parent-style-name="Normal" style:family="paragraph">
      <style:paragraph-properties fo:text-align="center"/>
    </style:style>
    <style:style style:name="T3" style:parent-style-name="Policepardéfaut" style:family="text">
      <style:text-properties style:font-name="Bebas Kai" fo:font-weight="bold" style:font-weight-asian="bold" fo:font-size="72pt" style:font-size-asian="72pt" style:font-size-complex="72pt" style:language-asian="fr" style:country-asian="FR"/>
    </style:style>
    <style:style style:name="P4" style:parent-style-name="Normal" style:family="paragraph">
      <style:paragraph-properties fo:text-align="end"/>
    </style:style>
    <style:style style:name="T5" style:parent-style-name="Policepardéfaut" style:family="text">
      <style:text-properties style:font-name="Bebas Kai" style:font-name-complex="Arial" fo:font-weight="bold" style:font-weight-asian="bold" fo:font-size="72pt" style:font-size-asian="72pt" style:font-size-complex="72pt" style:language-asian="fr" style:country-asian="FR"/>
    </style:style>
    <style:style style:family="graphic" style:name="a0">
      <style:graphic-properties style:wrap="run-through" style:run-through="foreground" draw:fill="solid" draw:fill-color="#000000" draw:opacity="100%" draw:stroke="solid" svg:stroke-width="0.01389in" svg:stroke-color="#000000" svg:stroke-opacity="100%" draw:stroke-linejoin="miter" style:horizontal-rel="page-content" style:vertical-rel="paragraph" style:horizontal-pos="center" style:vertical-pos="from-top"/>
    </style:style>
    <style:style style:family="graphic" style:name="a1" style:parent-style-name="Graphics">
      <style:graphic-properties fo:border="0.01042in none" fo:background-color="transparent" style:wrap="run-through" style:run-through="foreground" fo:clip="rect(0in 0in 0in 0in)" style:horizontal-rel="page-content" style:vertical-rel="paragraph" style:horizontal-pos="from-left" style:vertical-pos="from-top"/>
    </style:style>
  </office:automatic-styles>
  <office:body>
    <office:text text:use-soft-page-breaks="true">
      <text:p text:style-name="P1">Ateliers BLACKLOOP</text:p>
      <text:p text:style-name="P2"><text:span text:style-name="T3"><draw:custom-shape svg:width="8in" svg:height="2.47917in" draw:z-index="251659264" draw:id="id0" draw:style-name="a0" draw:transform="translate(-4in -1.23958in) rotate(-0.33563) translate(4in 1.53194in)" draw:name="Flèche droite 2" text:anchor-type="paragraph"><svg:title/><svg:desc/><draw:enhanced-geometry draw:type="non-primitive" svg:viewBox="0 0 21600 21600" draw:enhanced-path="M ?f8 ?f12 L ?f11 ?f12 ?f11 ?f8 ?f9 ?f10 ?f11 ?f9 ?f11 ?f13 ?f8 ?f13 Z N" draw:text-areas="?f25 ?f12 ?f20 ?f13" draw:glue-points="?f11 ?f23 ?f11 ?f24" draw:glue-point-leaving-directions="-0, 180" draw:modifiers="18253 540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10800"/><draw:equation draw:name="f11" draw:formula="$0"/><draw:equation draw:name="f12" draw:formula="$1"/><draw:equation draw:name="f13" draw:formula="21600 - ?f12"/><draw:equation draw:name="f14" draw:formula="0 * ?f6"/><draw:equation draw:name="f15" draw:formula="0 * ?f7"/><draw:equation draw:name="f16" draw:formula="21600 * ?f7"/><draw:equation draw:name="f17" draw:formula="21600 - ?f11"/><draw:equation draw:name="f18" draw:formula="?f17 * ?f12"/><draw:equation draw:name="f19" draw:formula="?f18 / 10800"/><draw:equation draw:name="f20" draw:formula="?f11 + ?f19"/><draw:equation draw:name="f21" draw:formula="$0 / ?f6"/><draw:equation draw:name="f22" draw:formula="$1 / ?f7"/><draw:equation draw:name="f23" draw:formula="?f15 / ?f7"/><draw:equation draw:name="f24" draw:formula="?f16 / ?f7"/><draw:equation draw:name="f25" draw:formula="?f14 / ?f6"/><draw:handle draw:handle-position="$0 $1" draw:handle-range-x-minimum="0" draw:handle-range-x-maximum="21600" draw:handle-range-y-minimum="0" draw:handle-range-y-maximum="10800"/></draw:enhanced-geometry></draw:custom-shape></text:span></text:p>
      <text:p text:style-name="P4"/>
      <text:p text:style-name="Normal"/>
      <text:p text:style-name="Normal"/>
      <text:p text:style-name="Normal"><text:span text:style-name="T5"><draw:frame draw:z-index="251660288" draw:style-name="a1" draw:name="Image 1" text:anchor-type="paragraph" svg:x="9.10465in" svg:y="2.90002in" svg:width="1.69646in" svg:height="2.2166in" style:rel-width="scale" style:rel-height="scale"><draw:image xlink:href="media/image1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Share" svg:font-family="Share" style:font-family-generic="system" style:font-pitch="variable" svg:panose-1="2 0 8 6 4 0 0 2 0 4"/>
    <style:font-face style:name="Bebas Kai" svg:font-family="Bebas Kai" style:font-family-generic="decorative" style:font-pitch="variable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extedebulles" style:display-name="Texte de bulles" style:family="paragraph" style:parent-style-name="Normal">
      <style:paragraph-properties fo:margin-bottom="0in" fo:line-height="100%"/>
      <style:text-properties style:font-name="Segoe UI" style:font-name-complex="Segoe UI" fo:font-size="9pt" style:font-size-asian="9pt" style:font-size-complex="9pt" fo:hyphenate="false"/>
    </style:style>
    <style:style style:name="TextedebullesCar" style:display-name="Texte de bulles Car" style:family="text" style:parent-style-name="Policepardéfaut">
      <style:text-properties style:font-name="Segoe UI" style:font-name-complex="Segoe UI" fo:font-size="9pt" style:font-size-asian="9pt" style:font-size-complex="9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11.693in" fo:page-height="8.268in" style:print-orientation="landscape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Boucher Maxime</meta:initial-creator>
    <dc:creator>Maxime</dc:creator>
    <meta:creation-date>2016-02-09T16:16:00Z</meta:creation-date>
    <dc:date>2016-02-09T16:17:00Z</dc:date>
    <meta:print-date>2015-01-14T18:37:00Z</meta:print-date>
    <meta:template xlink:href="Normal.dotm" xlink:type="simple"/>
    <meta:editing-cycles>3</meta:editing-cycles>
    <meta:editing-duration>PT60S</meta:editing-duration>
    <meta:document-statistic meta:page-count="1" meta:paragraph-count="1" meta:word-count="4" meta:character-count="25" meta:row-count="1" meta:non-whitespace-character-count="22"/>
  </office:meta>
</office:document-meta>
</file>